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3" draw:id="id3" draw:layer="layout" svg:width="4.1cm" svg:height="2cm" svg:x="3.95cm" svg:y="3.95cm">
            <text:p text:style-name="P1">R1(<text:span text:style-name="T1">d1,d2</text:span>)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4.1cm" svg:height="2cm" svg:x="11.3cm" svg:y="3.95cm">
            <text:p text:style-name="P1">R2(<text:span text:style-name="T1">d3,d2</text:span>)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4.1cm" svg:height="2cm" svg:x="3.95cm" svg:y="7.6cm">
            <text:p text:style-name="P1">G1(<text:span text:style-name="T1">d4,d5</text:span>)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4.1cm" svg:height="2cm" svg:x="3.95cm" svg:y="10.6cm">
            <text:p text:style-name="P1">G2(<text:span text:style-name="T1">d8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6" draw:id="id6" draw:layer="layout" svg:width="4.1cm" svg:height="2cm" svg:x="3.95cm" svg:y="14.95cm">
            <text:p text:style-name="P1">U1(<text:span text:style-name="T1">d6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2" draw:id="id2" draw:layer="layout" svg:width="4.1cm" svg:height="2cm" svg:x="11.3cm" svg:y="14.95cm">
            <text:p text:style-name="P1">U2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curve" svg:x1="13.35cm" svg:y1="5.95cm" svg:x2="13.35cm" svg:y2="14.95cm" draw:start-shape="id1" draw:start-glue-point="2" draw:end-shape="id2" draw:end-glue-point="0" svg:d="m13350 5950v9000">
            <text:p/>
          </draw:connector>
          <draw:connector draw:style-name="gr4" draw:text-style-name="P1" draw:layer="layout" draw:type="curve" svg:x1="6cm" svg:y1="5.95cm" svg:x2="6cm" svg:y2="7.6cm" draw:start-shape="id3" draw:start-glue-point="2" draw:end-shape="id4" draw:end-glue-point="0" svg:d="m6000 5950v1650">
            <text:p/>
          </draw:connector>
          <draw:connector draw:style-name="gr4" draw:text-style-name="P1" draw:layer="layout" draw:type="curve" svg:x1="6cm" svg:y1="9.6cm" svg:x2="6cm" svg:y2="10.6cm" draw:start-shape="id4" draw:start-glue-point="2" draw:end-shape="id5" draw:end-glue-point="0" svg:d="m6000 9600v1000">
            <text:p/>
          </draw:connector>
          <draw:connector draw:style-name="gr4" draw:text-style-name="P1" draw:layer="layout" draw:type="curve" svg:x1="6cm" svg:y1="12.6cm" svg:x2="6cm" svg:y2="14.95cm" draw:start-shape="id5" draw:start-glue-point="2" draw:end-shape="id6" draw:end-glue-point="0" svg:d="m6000 12600v2350">
            <text:p/>
          </draw:connector>
          <draw:connector draw:style-name="gr4" draw:text-style-name="P1" draw:layer="layout" draw:type="curve" svg:x1="8.05cm" svg:y1="8.6cm" svg:x2="13.35cm" svg:y2="14.95cm" draw:start-shape="id4" draw:start-glue-point="1" draw:end-shape="id2" draw:end-glue-point="0" svg:d="m8050 8600c3534 0 5300 2116 5300 6350">
            <text:p/>
          </draw:connector>
          <draw:custom-shape draw:style-name="gr5" draw:text-style-name="P1" draw:layer="layout" svg:width="14.2cm" svg:height="3.7cm" svg:x="2.9cm" svg:y="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4.2cm" svg:height="6.4cm" svg:x="2.9cm" svg:y="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4.2cm" svg:height="3.7cm" svg:x="2.9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.5cm" svg:height="0.9cm" svg:x="8.6cm" svg:y="2.3cm">
            <text:p text:style-name="P1">Rôles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5cm" svg:height="0.9cm" svg:x="8.6cm" svg:y="6.6cm">
            <text:p text:style-name="P1">Groupes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5cm" svg:height="0.9cm" svg:x="8.6cm" svg:y="13.7cm">
            <text:p text:style-name="P1">Utilisateurs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Éric Brison</meta:initial-creator>
    <meta:creation-date>2013-06-13T16:10:40</meta:creation-date>
    <dc:date>2013-06-13T18:27:56</dc:date>
    <dc:creator>Éric Brison</dc:creator>
    <meta:editing-duration>PT2H11M16S</meta:editing-duration>
    <meta:editing-cycles>5</meta:editing-cycles>
    <meta:generator>LibreOffice/3.6$Linux_x86 LibreOffice_project/360m1$Build-2</meta:generator>
    <meta:document-statistic meta:object-count="18"/>
  </office:meta>
</office:document-meta>
</file>